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super 58%"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0852396" text:style-name="L1">
        <text:list-item>
          <text:p text:style-name="P1">The Cell Environment</text:p>
          <text:list>
            <text:list-item>
              <text:p text:style-name="P1">All living things both rely on and are affected by their environments.</text:p>
            </text:list-item>
            <text:list-item>
              <text:p text:style-name="P1">The environment of a cell is often called the extracellular fluid (ECF)</text:p>
              <text:list>
                <text:list-item>
                  <text:p text:style-name="P1">Liquid that surrounds the cell</text:p>
                </text:list-item>
              </text:list>
            </text:list-item>
            <text:list-item>
              <text:p text:style-name="P1">Homeostasis</text:p>
              <text:list>
                <text:list-item>
                  <text:p text:style-name="P1">In order for the body to survive the chemicals n it must keep balance</text:p>
                </text:list-item>
                <text:list-item>
                  <text:p text:style-name="P1">The excess of a substance, as well as the lack of one can upset the body's chemical equilibrium</text:p>
                </text:list-item>
                <text:list-item>
                  <text:p text:style-name="P1">Almost all chemical reactions in the human body must function within a narrow range of temperature (37 degrees).</text:p>
                </text:list-item>
                <text:list-item>
                  <text:p text:style-name="P1">Maintenance of a steady state within within a cell or organism</text:p>
                </text:list-item>
                <text:list-item>
                  <text:p text:style-name="P1">Especially important in the cell for maintaining proper balances of water, nutrients, waste, gases, required gases.</text:p>
                </text:list-item>
              </text:list>
            </text:list-item>
          </text:list>
        </text:list-item>
        <text:list-item>
          <text:p text:style-name="P1">Passive transport – Movement of molecules across a cell membrane from a region of high concentration to one of low concentration (i.e. down concentration gradient)</text:p>
          <text:list>
            <text:list-item>
              <text:p text:style-name="P1">Requires no energy from the cell</text:p>
            </text:list-item>
          </text:list>
        </text:list-item>
        <text:list-item>
          <text:p text:style-name="P1">Diffusion – Movement of molecules from area of high concentration to low concentration.</text:p>
          <text:list>
            <text:list-item>
              <text:p text:style-name="P1">Moves materials in and out of cell.</text:p>
            </text:list-item>
            <text:list-item>
              <text:p text:style-name="P1">Ex. Food colouring in water</text:p>
            </text:list-item>
          </text:list>
        </text:list-item>
        <text:list-item>
          <text:p text:style-name="P1">Membrane permeability – If the concentration of a substance is higher in the ECF than in the cytoplasm, the particles of that substance will tend to move from the ECF into the cytoplasm.</text:p>
        </text:list-item>
        <text:list-item>
          <text:p text:style-name="P1">Osmosis – The diffusion of H<text:span text:style-name="T1">2</text:span><text:span text:style-name="T3">O across cell membrane</text:span></text:p>
        </text:list-item>
        <text:list-item>
          <text:p text:style-name="P1"><text:span text:style-name="T3">Active transport – Cell membranes can actively move molecules </text:span><text:span text:style-name="T4">against</text:span><text:span text:style-name="T5"> a concentration gradient when they need to (i.e. against natural direction).</text:span></text:p>
          <text:list>
            <text:list-item>
              <text:p text:style-name="P1"><text:span text:style-name="T5">Needs energy from the cells to move the molecules</text:span></text:p>
            </text:list-item>
            <text:list-item>
              <text:p text:style-name="P1"><text:span text:style-name="T5">The less concentration of a solute, the easier the diffusion of H</text:span><text:span text:style-name="T2">2</text:span><text:span text:style-name="T5">O across the membrane</text:span></text:p>
            </text:list-item>
          </text:list>
        </text:list-item>
        <text:list-item>
          <text:p text:style-name="P1"><text:span text:style-name="T5">Homework</text:span></text:p>
          <text:list>
            <text:list-item>
              <text:p text:style-name="P1"><text:span text:style-name="T5">Chapter 2 review: p. 80 # 1-15</text:span></text:p>
              <text:list>
                <text:list-item>
                  <text:p text:style-name="P1"><text:span text:style-name="T5">Chapter 2 quiz Friday May 18</text:span><text:span text:style-name="T6">th</text:span><text:span text:style-name="T5">.</text:span></text:p>
                </text:list-item>
              </text:list>
            </text:list-item>
            <text:list-item>
              <text:p text:style-name="P1"><text:span text:style-name="T5">Describe hypertonic, hypotonic, isotonic in relation to the cell membrane.</text:span></text:p>
            </text:list-item>
            <text:list-item>
              <text:p text:style-name="P1"><text:span text:style-name="T5">Read p. 85-89, copy table 3.1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05-15T08:45:22</meta:creation-date>
    <meta:document-statistic meta:table-count="0" meta:image-count="0" meta:object-count="0" meta:page-count="1" meta:paragraph-count="25" meta:word-count="308" meta:character-count="1715" meta:non-whitespace-character-count="1457"/>
    <dc:date>2012-05-15T09:35:55</dc:date>
    <dc:creator>Jack McCracken</dc:creator>
    <meta:editing-duration>PT4M17S</meta:editing-duration>
    <meta:editing-cycles>1</meta:editing-cycles>
    <meta:generator>LibreOffice/3.4$Linux LibreOffice_project/340m1$Build-402</meta:generator>
  </office:meta>
</office:document-meta>
</file>